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8402in"/>
    </style:style>
    <style:style style:name="co4" style:family="table-column">
      <style:table-column-properties fo:break-before="auto" style:column-width="5.2992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09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4.9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style:font-name="Liberation Sans1" style:font-name-asian="Liberation Sans1" style:font-name-complex="Liberation Sans1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1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igital_water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ce2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5/07/22</text:p>
          </table:table-cell>
          <table:table-cell office:value-type="string" calcext:value-type="string">
            <text:p>Digi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+2.5V_RE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Point:TestPoint_Pad_D3.0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5</text:p>
          </table:table-cell>
          <table:table-cell office:value-type="string" calcext:value-type="string">
            <text:p>+4.096V_RE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Point:TestPoint_Pad_D3.0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0 Oh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8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9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14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(115k)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1</text:p>
          </table:table-cell>
          <table:table-cell office:value-type="string" calcext:value-type="string">
            <text:p>1k / 0.1%</text:p>
          </table:table-cell>
          <table:table-cell office:value-type="string" calcext:value-type="string">
            <text:p>https://www.vishay.com/docs/28770/acasat.pdf</text:p>
          </table:table-cell>
          <table:table-cell office:value-type="string" calcext:value-type="string">
            <text:p>Resistor_SMD:R_Array_Concave_4x06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3" office:value-type="percentage" office:value="0.005" calcext:value-type="percentage">
            <text:p>0.50%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8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8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8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8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8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8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8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Atlas Surveyor</text:p>
          </table:table-cell>
          <table:table-cell/>
          <table:table-cell office:value-type="string" calcext:value-type="string">
            <text:p>Connector_PinSocket_2.54mm:PinSocket_1x03_P2.54mm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tlas Scientif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Calibration_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_SMD_Pin1Lef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DHT20</text:p>
          </table:table-cell>
          <table:table-cell office:value-type="string" calcext:value-type="string">
            <text:p>https://www.adafruit.com/product/5183</text:p>
          </table:table-cell>
          <table:table-cell office:value-type="string" calcext:value-type="string">
            <text:p>Connector_PinSocket_2.54mm:PinSocket_1x04_P2.54mm_Vertical_SMD_Pin1Lef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Aliexpres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ESDA5V3SC5</text:p>
          </table:table-cell>
          <table:table-cell office:value-type="string" calcext:value-type="string">
            <text:p>https://www.st.com/resource/en/datasheet/esda5v3sc6.pdf</text:p>
          </table:table-cell>
          <table:table-cell office:value-type="string" calcext:value-type="string">
            <text:p>Package_TO_SOT_SMD:SOT-23-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ESDA5V3SC5</text:p>
          </table:table-cell>
          <table:table-cell office:value-type="string" calcext:value-type="string">
            <text:p>https://www.st.com/resource/en/datasheet/esda5v3sc6.pdf</text:p>
          </table:table-cell>
          <table:table-cell office:value-type="string" calcext:value-type="string">
            <text:p>Package_TO_SOT_SMD:SOT-23-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ESP_Only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2x03_P2.54mm_Vertical_SM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ESP32 [L]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Socket_2.54mm:PinSocket_1x20_P2.54mm_Vertical_SMD_Pin1Lef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liexp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ESP32 [R]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Socket_2.54mm:PinSocket_1x20_P2.54mm_Vertical_SMD_Pin1Lef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EZO Carrier Boar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Socket_2.54mm:PinSocket_1x05_P2.54mm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I2C_EXPANSIO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2x02_P2.54mm_Vertical_SM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24C02-FMN</text:p>
          </table:table-cell>
          <table:table-cell office:value-type="string" calcext:value-type="string">
            <text:p>http://www.st.com/content/ccc/resource/technical/document/datasheet/b0/d8/50/40/5a/85/49/6f/DM00071904.pdf/files/DM00071904.pdf/jcr:content/translations/en.DM00071904.pdf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http://ww1.microchip.com/downloads/en/DeviceDoc/21298c.pdf</text:p>
          </table:table-cell>
          <table:table-cell office:value-type="string" calcext:value-type="string">
            <text:p>Package_SO:SOIC-16_3.9x9.9mm_P1.27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OPA2397DGKR</text:p>
          </table:table-cell>
          <table:table-cell office:value-type="string" calcext:value-type="string">
            <text:p>https://www.ti.com/lit/ds/symlink/opa397.pdf?ts=1748528678280&amp;ref_url=https%253A%252F%252Fwww.ti.com%252Fproduct%252FOPA397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PA2397DGKR</text:p>
          </table:table-cell>
          <table:table-cell office:value-type="string" calcext:value-type="string">
            <text:p>https://www.ti.com/lit/ds/symlink/opa397.pdf?ts=1748528678280&amp;ref_url=https%253A%252F%252Fwww.ti.com%252Fproduct%252FOPA397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OPA2397DGKR</text:p>
          </table:table-cell>
          <table:table-cell office:value-type="string" calcext:value-type="string">
            <text:p>https://www.ti.com/lit/ds/symlink/opa397.pdf?ts=1748528678280&amp;ref_url=https%253A%252F%252Fwww.ti.com%252Fproduct%252FOPA397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ORP_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_SMD_Pin1Lef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Just make these 1x2 and 1x3 headers yourself using single row breakaway headers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H_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_SMD_Pin1Lef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T-100_TEMP_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_SMD_Pin1Lef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REF3025</text:p>
          </table:table-cell>
          <table:table-cell office:value-type="string" calcext:value-type="string">
            <text:p>http://www.ti.com/lit/ds/symlink/ref3033.pdf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REF3040</text:p>
          </table:table-cell>
          <table:table-cell office:value-type="string" calcext:value-type="string">
            <text:p>http://www.ti.com/lit/ds/symlink/ref3033.pdf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RPi Zero 2 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Socket_2.54mm:PinSocket_2x20_P2.54mm_Vertical_SM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RPi_Only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2x07_P2.54mm_Vertical_SM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2x07_P2.54mm_Vertical_SM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_SMD_Pin1Lef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SPI_EXPANSIO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2x02_P2.54mm_Vertical_SM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string" calcext:value-type="string">
            <text:p>“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TLV4387</text:p>
          </table:table-cell>
          <table:table-cell office:value-type="string" calcext:value-type="string">
            <text:p>https://www.ti.com/lit/ds/symlink/tlv2387.pdf?ts=1748539346733&amp;ref_url=https%253A%252F%252Fwww.ti.com%252Fproduct%252FTLV2387</text:p>
          </table:table-cell>
          <table:table-cell office:value-type="string" calcext:value-type="string">
            <text:p>Package_SO:TSSOP-14_4.4x5mm_P0.65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TPS22929D</text:p>
          </table:table-cell>
          <table:table-cell office:value-type="string" calcext:value-type="string">
            <text:p>http://www.ti.com/lit/ds/symlink/tps22929d.pdf</text:p>
          </table:table-cell>
          <table:table-cell office:value-type="string" calcext:value-type="string">
            <text:p>Package_TO_SOT_SMD:SOT-23-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Turbidity TSW-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3_P2.54mm_Vertical_SMD_Pin1Lef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√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VSW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Point:TestPoint_Pad_D3.0m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104847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digital_waters.A1:digital_waters.F100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2T14:25:03.532289480</dc:date>
    <meta:editing-duration>PT1H18M21S</meta:editing-duration>
    <meta:editing-cycles>8</meta:editing-cycles>
    <meta:generator>LibreOffice/7.3.7.2$Linux_X86_64 LibreOffice_project/30$Build-2</meta:generator>
    <meta:document-statistic meta:table-count="1" meta:cell-count="690" meta:object-count="0"/>
  </office:meta>
</office:document-meta>
</file>